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FMono-Regular" svg:font-family="SFMono-Regular, Consolas, 'Liberation Mono', Menlo, monospace"/>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paragraph-rsid="001b8563"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weight="normal" officeooo:paragraph-rsid="001b8563" style:font-weight-asian="normal" style:font-weight-complex="normal"/>
    </style:style>
    <style:style style:name="P5" style:family="paragraph" style:parent-style-name="Standard">
      <style:text-properties fo:font-weight="normal" officeooo:paragraph-rsid="001d8309" style:font-weight-asian="normal" style:font-weight-complex="normal"/>
    </style:style>
    <style:style style:name="P6" style:family="paragraph" style:parent-style-name="Standard">
      <style:text-properties fo:font-weight="normal" officeooo:rsid="001d8309" officeooo:paragraph-rsid="001d8309" style:font-weight-asian="normal" style:font-weight-complex="normal"/>
    </style:style>
    <style:style style:name="P7" style:family="paragraph" style:parent-style-name="Standard">
      <style:text-properties fo:font-weight="normal" officeooo:rsid="002088aa" officeooo:paragraph-rsid="002088aa" style:font-weight-asian="normal" style:font-weight-complex="normal"/>
    </style:style>
    <style:style style:name="P8" style:family="paragraph" style:parent-style-name="Standard">
      <style:text-properties officeooo:paragraph-rsid="001d8309"/>
    </style:style>
    <style:style style:name="T1" style:family="text">
      <style:text-properties fo:font-weight="normal" style:font-weight-asian="normal" style:font-weight-complex="normal"/>
    </style:style>
    <style:style style:name="T2" style:family="text">
      <style:text-properties fo:font-weight="normal" officeooo:rsid="001d8309" style:font-weight-asian="normal" style:font-weight-complex="normal"/>
    </style:style>
    <style:style style:name="T3" style:family="text">
      <style:text-properties officeooo:rsid="001d8309"/>
    </style:style>
    <style:style style:name="T4" style:family="text">
      <style:text-properties style:text-position="sub 58%"/>
    </style:style>
    <style:style style:name="T5" style:family="text">
      <style:text-properties style:text-position="super 58%" officeooo:rsid="001d8309"/>
    </style:style>
    <style:style style:name="T6" style:family="text">
      <style:text-properties officeooo:rsid="001f0bee"/>
    </style:style>
    <style:style style:name="T7" style:family="text">
      <style:text-properties officeooo:rsid="001f6eb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 SYNTACTIC APPROACH TO AUTOMATIC LIP FEATURE EXTRACTION FOR User IDENTIFICATION T. Wark and S. Sridharan </text:p>
      <text:p text:style-name="P1"/>
      <text:p text:style-name="P1">- Brief description of feature extraction technique proposed in paper</text:p>
      <text:p text:style-name="P3"/>
      <text:p text:style-name="P3">The tracking scheme extracts syntactic information from the lip region. A lip contour model is derived directly from the syntactic information, with no minimization procedure required to refine estimates. A chromatic lip model is then built from profiles taken around the lip contour. </text:p>
      <text:p text:style-name="P3"/>
      <text:p text:style-name="P3">Classification of lip information for User identification is achieved using the Gaussian Mixture Model (GMM). </text:p>
      <text:p text:style-name="P1"/>
      <text:p text:style-name="P3">In order to obtain lip information, a region of interest (ROI) for the lips must be obtained from each facial image. We present a scheme for locating lips based on the use of chromatic information. </text:p>
      <text:p text:style-name="P3"/>
      <text:p text:style-name="P1"/>
      <text:p text:style-name="P1">- Scale invariance of technique “Consistency of performance of models trained on extracted features over scale variation”</text:p>
      <text:p text:style-name="Standard"/>
      <text:p text:style-name="P1"/>
      <text:p text:style-name="P1">- Orientation invariance “Consistency of performance of models trained on extracted features over orientation invariance”</text:p>
      <text:p text:style-name="P1"/>
      <text:p text:style-name="P4">In order to obtain lip information, a region of interest (ROI) for the lips must be obtained from each facial image. We present a scheme for locating lips based on the use of chromatic information.</text:p>
      <text:p text:style-name="P7">The target must always lie between the region of interest in order for successful biometric functioning. </text:p>
      <text:p text:style-name="P2"/>
      <text:p text:style-name="P1"/>
      <text:p text:style-name="P1">- Lighting robustness </text:p>
      <text:p text:style-name="P1"><text:tab/>“Consistency of performance of models trained on extracted features over lighting variation”</text:p>
      <text:p text:style-name="P1"/>
      <text:p text:style-name="Standard"><text:span text:style-name="T1">To derive colour information from the lips in a consistent manner, we chose to take profiles along normals to points placed around the outer lip contour. The profiles were </text:span><text:span text:style-name="T2">chosen to be of sufficient length so as to cover areas inside the oral cavity and in the skin surrounding the lip.</text:span></text:p>
      <text:p text:style-name="P8"/>
      <text:p text:style-name="P8"><text:span text:style-name="T3">All this requires an adequate amount of lighting conditions to be present at all times on the lip at all times, hence making this susceptible to poor lighting conditions.</text:span></text:p>
      <text:p text:style-name="P1"/>
      <text:p text:style-name="P1">- Temporal permanence </text:p>
      <text:p text:style-name="P1"><text:tab/>“Consistency of performance of models trained on extracted features over time”</text:p>
      <text:p text:style-name="P1"/>
      <text:p text:style-name="P1"/>
      <text:p text:style-name="P1"/>
      <text:p text:style-name="P1"/>
      <text:p text:style-name="P1">- Use of local/global features </text:p>
      <text:p text:style-name="P1"><text:tab/>“Specify whether local or global features are used. Both used is preferred”</text:p>
      <text:p text:style-name="P1"/>
      <text:p text:style-name="P1"/>
      <text:p text:style-name="P5">Due to the frequently poor visibility around the inner contour of the mouth, it was decided to simply locate the outer lip contour, and ignore the inner. To allow an edge detection algorithm to only <text:soft-page-break/>locate points on the outer lip contour, it was necessary to fill in any gap left in the processed image by the oral cavity. This gap was filled by placing a small box at centroid of all the points and filling any remaining gaps via morphological closure.</text:p>
      <text:p text:style-name="P5"/>
      <text:p text:style-name="P5">We can extract two main sources of information from the lips being shape i<text:span text:style-name="T3">n</text:span>formation and colour information in the surrounding lip areas. Previous work has shown that the majority of User dependent information comes from lip intensity information, rather than lip shape. </text:p>
      <text:p text:style-name="P5"/>
      <text:p text:style-name="P8"><text:span text:style-name="T1">For each point along each profile vector, the red, green and blue colour-component values were stored. All colour values for all profile vectors were then concatenated to form one grand profile vector (GPV) for the image. This step assumes a certain amount of correlation between the colours in each profile vector. We extracted lower dimensional feature vectors using Principle Component Analysis (PCA) over a set of GPV's </text:span>from a representative training set covering all Users. This is performed by finding the eigenvectors corresponding to the largest eigenvalues of the covariance matrix from the training set. Thus if our initial GPV's are of order n, and we require our new feature vectors to be of order t, then we evaluate: </text:p>
      <text:p text:style-name="P8"/>
      <text:p text:style-name="P8"><text:tab/><text:tab/><text:tab/><text:tab/><text:tab/><text:span text:style-name="T3">X</text:span><text:span text:style-name="T4">new </text:span>= PT(X<text:span text:style-name="T4">old</text:span> -<text:span text:style-name="T3">X</text:span><text:span text:style-name="T5">’</text:span><text:span text:style-name="T4">old</text:span>) </text:p>
      <text:p text:style-name="P8"/>
      <text:p text:style-name="P8">where <text:span text:style-name="T3">X</text:span><text:span text:style-name="T4">old</text:span> is the mean GPV from the training set, and P is an n x t matrix whose t columns are the eigenvectors corresponding to the largest t eigenvalues. </text:p>
      <text:p text:style-name="P5"/>
      <text:p text:style-name="P6">Thus, we focus more on local feature extraction in the form of color values for profile vectors in this methodology. </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FMono-Regular" svg:font-family="SFMono-Regular, Consolas, 'Liberation Mono', Menlo, monospace"/>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6T20:04:00.743000000</meta:creation-date>
    <dc:date>2019-11-06T23:00:18.923000000</dc:date>
    <meta:editing-duration>PT11M54S</meta:editing-duration>
    <meta:editing-cycles>3</meta:editing-cycles>
    <meta:generator>LibreOffice/6.2.2.2$Windows_X86_64 LibreOffice_project/2b840030fec2aae0fd2658d8d4f9548af4e3518d</meta:generator>
    <meta:document-statistic meta:table-count="0" meta:image-count="0" meta:object-count="0" meta:page-count="2" meta:paragraph-count="23" meta:word-count="625" meta:character-count="3847" meta:non-whitespace-character-count="3224"/>
  </office:meta>
</office:document-meta>
</file>